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unito-Bold" svg:font-family="Nunito-Bold, Nunito, Nunito, MS-Gothic"/>
    <style:font-face style:name="OpenSans-Bold" svg:font-family="OpenSans-Bold, 'Open Sans', 'Open Sans', MS-Gothic"/>
    <style:font-face style:name="OpenSans-Regular" svg:font-family="OpenSans-Regular, 'Open Sans', 'Open Sans', MS-Gothic"/>
    <style:font-face style:name="apple-system" svg:font-family="apple-system, BlinkMacSystemFont, 'Segoe UI', Roboto, 'Noto Sans', Ubuntu, 'Droid Sans', 'Helvetica Neue'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Nunito" svg:font-family="Nuni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Nunito"/>
    </style:style>
    <style:style style:name="P2" style:family="paragraph" style:parent-style-name="Text_20_body">
      <style:paragraph-properties fo:margin-left="0cm" fo:margin-right="0cm" fo:margin-top="0cm" fo:margin-bottom="0.212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4" style:family="paragraph" style:parent-style-name="Preformatted_20_Text">
      <style:paragraph-properties fo:margin-left="0cm" fo:margin-right="0cm" style:line-height-at-least="0.953cm" fo:text-align="start" style:justify-single-word="false" fo:orphans="2" fo:widows="2" fo:text-indent="0cm" style:auto-text-indent="false"/>
      <style:text-properties style:font-name="Nunito" fo:letter-spacing="normal" fo:font-weight="normal"/>
    </style:style>
    <style:style style:name="P5" style:family="paragraph" style:parent-style-name="Preformatted_20_Text">
      <style:paragraph-properties fo:margin-top="0cm" fo:margin-bottom="0.499cm" style:line-height-at-least="0.953cm" fo:text-align="start" style:justify-single-word="false" fo:orphans="2" fo:widows="2"/>
      <style:text-properties fo:color="#4f6886" style:text-line-through-style="none" style:font-name="Nunito" fo:font-size="15pt" fo:letter-spacing="normal" style:text-underline-style="none" fo:font-weight="normal" style:text-blinking="false"/>
    </style:style>
    <style:style style:name="T1" style:family="text">
      <style:text-properties fo:color="#4f6886" style:text-line-through-style="none" style:font-name="OpenSans-Regular" fo:font-size="15pt" style:text-underline-style="none" style:text-blinking="false"/>
    </style:style>
    <style:style style:name="T2" style:family="text">
      <style:text-properties fo:color="#4f6886" style:text-line-through-style="none" style:font-name="OpenSans-Bold" fo:font-size="15pt" style:text-underline-style="none" fo:font-weight="bold" style:text-blinking="false"/>
    </style:style>
    <style:style style:name="T3" style:family="text">
      <style:text-properties fo:color="#4f6886" style:text-line-through-style="none" style:text-underline-style="none" style:text-blinking="false"/>
    </style:style>
    <style:style style:name="T4" style:family="text">
      <style:text-properties fo:color="#4f6886" style:text-line-through-style="none" fo:font-size="15pt" style:text-underline-style="none" style:text-blinking="false"/>
    </style:style>
    <style:style style:name="T5" style:family="text">
      <style:text-properties fo:color="#4f6886" style:text-line-through-style="none" fo:font-size="15pt" style:text-underline-style="none" fo:font-weight="bold" style:text-blinking="false"/>
    </style:style>
    <style:style style:name="T6" style:family="text">
      <style:text-properties fo:font-variant="normal" fo:text-transform="none" fo:color="#4f6886" style:text-line-through-style="none" style:font-name="OpenSans-Bold" fo:font-size="31.5pt" fo:font-style="normal" style:text-underline-style="none" fo:font-weight="bold" style:text-blinking="false"/>
    </style:style>
    <style:style style:name="T7" style:family="text">
      <style:text-properties fo:font-variant="normal" fo:text-transform="none" fo:color="#4f6886" style:font-name="Nunito-Bold" fo:font-size="27pt" fo:letter-spacing="normal" fo:font-style="normal" fo:font-weight="bold"/>
    </style:style>
    <style:style style:name="T8" style:family="text">
      <style:text-properties fo:font-variant="normal" fo:text-transform="none" fo:color="#4f6886" style:font-name="OpenSans-Regular" fo:font-size="15pt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4f6886" style:font-name="OpenSans-Regular" fo:font-size="15pt" fo:letter-spacing="normal" fo:font-style="normal" fo:font-weight="normal"/>
    </style:style>
    <style:style style:name="T10" style:family="text">
      <style:text-properties fo:font-variant="normal" fo:text-transform="none" fo:color="#4f6886" style:font-name="OpenSans-Regular" fo:font-size="13.5pt" fo:letter-spacing="normal" fo:font-style="normal" fo:font-weight="normal"/>
    </style:style>
    <style:style style:name="T11" style:family="text">
      <style:text-properties fo:font-variant="normal" fo:text-transform="none" fo:color="#4f6886" style:font-name="OpenSans-Regular" fo:font-size="13.5pt" fo:letter-spacing="normal" fo:font-style="normal" style:text-underline-style="solid" style:text-underline-width="auto" style:text-underline-color="font-color" fo:font-weight="normal"/>
    </style:style>
    <style:style style:name="T12" style:family="text">
      <style:text-properties fo:font-variant="normal" fo:text-transform="none" fo:color="#172b4d" style:font-name="apple-system" fo:font-size="10.5pt" fo:letter-spacing="normal" fo:font-style="normal" fo:font-weight="normal"/>
    </style:style>
    <style:style style:name="T13" style:family="text">
      <style:text-properties fo:font-variant="normal" fo:text-transform="none" fo:color="#172b4d" style:font-name="apple-system" fo:font-size="10.5pt" fo:letter-spacing="normal" fo:font-style="normal" fo:font-weight="normal" fo:background-color="#ffffff"/>
    </style:style>
    <style:style style:name="T14" style:family="text">
      <style:text-properties fo:font-variant="normal" fo:text-transform="none" fo:color="#172b4d" style:font-name="apple-system" fo:font-size="10.5pt" fo:letter-spacing="normal" fo:font-style="normal" fo:font-weight="normal" fo:background-color="transparent"/>
    </style:style>
    <style:style style:name="T1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Appeler avec Skype</text:span><text:span text:style-name="T4"> </text:span></text:p>
      <text:p text:style-name="P4"><text:bookmark text:name="attr-c190c3af-b3c9-4eb4-b59f-abab6cbb6548"/><text:span text:style-name="T4"><text:line-break/>Skype est un logiciel qui permet de discuter à travers le monde. Des millions d'individus et d'entreprises utilisent Skype pour </text:span><text:bookmark text:name="attr-f31f0e36-197b-42c6-af1a-a61f285a0b83"/><text:span text:style-name="T5">effectuer des appels vidéo et des appels vocaux gratuits</text:span><text:bookmark text:name="attr-9c866882-4afa-482f-9417-2be0c325d54f"/><text:span text:style-name="T3"> </text:span><text:span text:style-name="T4">avec une seule personne. Vous pouvez utiliser Skype sur l'appareil qui vous convient le plus : votre mobile, votre ordinateur ou votre tablette.</text:span></text:p>
      <text:p text:style-name="P5"><text:bookmark text:name="attr-9c866882-4afa-482f-9417-2be0c325d54f1"/>Skype peut être téléchargé gratuitement et il est simple à utiliser.</text:p>
      <text:p text:style-name="P1"><text:span text:style-name="T7">Télécharger skype</text:span> <text:line-break/></text:p>
      <text:p text:style-name="Standard"><text:span text:style-name="T8">Télécharger Skype pour ordinateur de bureau ou pour mobile</text:span><text:span text:style-name="T9"> <text:line-break/></text:span></text:p>
      <text:p text:style-name="Standard"/>
      <text:p text:style-name="Standard"><text:span text:style-name="T7">Se créer un compte gratuitement</text:span> <text:line-break/><text:span text:style-name="T8">Comment créer un compte Skype</text:span><text:span text:style-name="T15"> </text:span></text:p>
      <text:p text:style-name="Standard"/>
      <text:p text:style-name="Standard"><text:span text:style-name="T7">Se connecter à Skype</text:span> <text:line-break/><text:span text:style-name="T11">Vous connecter à Skype à l'aide d'un pseudo Skype, d'une adresse e-mail ou d'un numéro de téléphone</text:span><text:span text:style-name="T15"> </text:span></text:p>
      <text:p text:style-name="Standard"/>
      <text:p text:style-name="Standard"><text:span text:style-name="T7">Ajouter un contact dans Skype</text:span> <text:line-break/><text:span text:style-name="T8">Rechercher et ajouter un contact dans Skype</text:span><text:span text:style-name="T15"> </text:span></text:p>
      <text:p text:style-name="Standard"/>
      <text:p text:style-name="Standard"/>
      <text:p text:style-name="Standard"/>
      <text:p text:style-name="Standard"/>
      <text:p text:style-name="Text_20_body"><text:span text:style-name="T12">liens skype<text:line-break/></text:span><text:a xlink:type="simple" xlink:href="https://www.skype.com/fr/get-skype/" office:target-frame-name="_blank" xlink:show="new" text:style-name="Internet_20_link" text:visited-style-name="Visited_20_Internet_20_Link"><text:span text:style-name="T14">https://www.skype.com/fr/get-skype/</text:span></text:a></text:p>
      <text:p text:style-name="P2"><text:a xlink:type="simple" xlink:href="https://signup.live.com/signup?lcid=1033&amp;wa=wsignin1.0&amp;rpsnv=13&amp;ct=1585997151&amp;rver=7.1.6819.0&amp;wp=MBI_SSL&amp;wreply=https%3A%2F%2Flw.skype.com%2Flogin%2Foauth%2Fproxy%3Fform%3Dmicrosoft_registration%26site_name%3Dlw.skype.com%26fl%3Dphone2&amp;lc=1033&amp;id=293290&amp;mkt=fr-FR&amp;psi=skype&amp;lw=1&amp;cobrandid=2befc4b5-19e3-46e8-8347-77317a16a5a5&amp;client_flight=ReservedFlight33%2CReservedFligh&amp;fl=phone2&amp;lic=1&amp;uaid=e106a044ed19447b9ab0fb0f04eff6e4" office:target-frame-name="_blank" xlink:show="new" text:style-name="Internet_20_link" text:visited-style-name="Visited_20_Internet_20_Link"><text:span text:style-name="T14">https://signup.live.com/signup?lcid=1033&amp;wa=wsignin1.0&amp;rpsnv=13&amp;ct=1585997151&amp;rver=7.1.6819.0&amp;wp=MBI_SSL&amp;wreply=https%3a%2f%2flw.skype.com%2flogin%2foauth%2fproxy%3fform%3dmicrosoft_registration%26site_name%3dlw.skype.com%26fl%3dphone2&amp;lc=1033&amp;id=293290&amp;mkt=fr-FR&amp;psi=skype&amp;lw=1&amp;cobrandid=2befc4b5-19e3-46e8-8347-</text:span></text:a><text:soft-page-break/><text:a xlink:type="simple" xlink:href="https://signup.live.com/signup?lcid=1033&amp;wa=wsignin1.0&amp;rpsnv=13&amp;ct=1585997151&amp;rver=7.1.6819.0&amp;wp=MBI_SSL&amp;wreply=https%3A%2F%2Flw.skype.com%2Flogin%2Foauth%2Fproxy%3Fform%3Dmicrosoft_registration%26site_name%3Dlw.skype.com%26fl%3Dphone2&amp;lc=1033&amp;id=293290&amp;mkt=fr-FR&amp;psi=skype&amp;lw=1&amp;cobrandid=2befc4b5-19e3-46e8-8347-77317a16a5a5&amp;client_flight=ReservedFlight33%2CReservedFligh&amp;fl=phone2&amp;lic=1&amp;uaid=e106a044ed19447b9ab0fb0f04eff6e4" office:target-frame-name="_blank" xlink:show="new" text:style-name="Internet_20_link" text:visited-style-name="Visited_20_Internet_20_Link"><text:span text:style-name="T14">77317a16a5a5&amp;client_flight=ReservedFlight33%2CReservedFligh&amp;fl=phone2&amp;lic=1&amp;uaid=e106a044ed19447b9ab0fb0f04eff6e4</text:span></text:a></text:p>
      <text:p text:style-name="P2"><text:a xlink:type="simple" xlink:href="https://support.skype.com/fr/faq/FA12125/comment-me-connecter-a-skype" office:target-frame-name="_blank" xlink:show="new" text:style-name="Internet_20_link" text:visited-style-name="Visited_20_Internet_20_Link"><text:span text:style-name="T14">https://support.skype.com/fr/faq/FA12125/comment-me-connecter-a-skype</text:span></text:a></text:p>
      <text:p text:style-name="P3"><text:a xlink:type="simple" xlink:href="https://support.skype.com/fr/faq/fa34807/comment-rechercher-de-nouveaux-contacts-dans-skype" office:target-frame-name="_blank" xlink:show="new" text:style-name="Internet_20_link" text:visited-style-name="Visited_20_Internet_20_Link"><text:span text:style-name="T14">https://support.skype.com/fr/faq/fa34807/comment-rechercher-de-nouveaux-contacts-dans-skype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unito-Bold" svg:font-family="Nunito-Bold, Nunito, Nunito, MS-Gothic"/>
    <style:font-face style:name="OpenSans-Bold" svg:font-family="OpenSans-Bold, 'Open Sans', 'Open Sans', MS-Gothic"/>
    <style:font-face style:name="OpenSans-Regular" svg:font-family="OpenSans-Regular, 'Open Sans', 'Open Sans', MS-Gothic"/>
    <style:font-face style:name="apple-system" svg:font-family="apple-system, BlinkMacSystemFont, 'Segoe UI', Roboto, 'Noto Sans', Ubuntu, 'Droid Sans', 'Helvetica Neue'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Nunito" svg:font-family="Nuni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ine Larmuseau</meta:initial-creator>
    <meta:creation-date>2020-04-04T14:52:03.96</meta:creation-date>
    <dc:date>2020-04-04T14:57:29.26</dc:date>
    <dc:creator>Carine Larmuseau</dc:creator>
    <meta:editing-duration>PT5M24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2" meta:paragraph-count="12" meta:word-count="126" meta:character-count="1389"/>
  </office:meta>
</office:document-meta>
</file>